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8"/>
        <table:table-column table:default-cell-style-name="ACE-0" table:style-name="ACOL-0" table:number-columns-repeated="4"/>
        <table:table-column table:default-cell-style-name="ACE-0" table:style-name="ACOL-0" table:number-columns-repeated="225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5</text:p>
          </table:table-cell>
          <table:table-cell table:style-name="ACE-3" office:value-type="float" office:value="41.159999999999997">
            <text:p>41.16</text:p>
          </table:table-cell>
          <table:table-cell table:style-name="ACE-3" office:value-type="float" office:value="-72.310000000000002">
            <text:p>−72.31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9400999999999993">
            <text:p>−8.94</text:p>
          </table:table-cell>
          <table:table-cell table:style-name="ACE-3" office:value-type="float" office:value="0.49989998999799951">
            <text:p>0.50</text:p>
          </table:table-cell>
          <table:table-cell table:style-name="ACE-3" office:value-type="float" office:value="0.49989998999799951">
            <text:p>0.50</text:p>
          </table:table-cell>
          <table:table-cell table:style-name="ACE-0" office:value-type="string">
            <text:p>Bloom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90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031000000000006">
            <text:p>−73.0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650000000000004">
            <text:p>−4.57</text:p>
          </table:table-cell>
          <table:table-cell table:style-name="ACE-3" office:value-type="float" office:value="1.0145999999999999">
            <text:p>1.01</text:p>
          </table:table-cell>
          <table:table-cell table:style-name="ACE-3" office:value-type="float" office:value="1.0145999999999999">
            <text:p>1.01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79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1585">
            <text:p>1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91279999999999994">
            <text:p>0.91</text:p>
          </table:table-cell>
          <table:table-cell table:style-name="ACE-3" office:value-type="float" office:value="0.91279999999999994">
            <text:p>0.91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1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3500000000000001">
            <text:p>−0.64</text:p>
          </table:table-cell>
          <table:table-cell table:style-name="ACE-3" office:value-type="float" office:value="0.92149999999999999">
            <text:p>0.92</text:p>
          </table:table-cell>
          <table:table-cell table:style-name="ACE-3" office:value-type="float" office:value="0.92149999999999999">
            <text:p>0.92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2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35">
            <text:p>−4.83</text:p>
          </table:table-cell>
          <table:table-cell table:style-name="ACE-3" office:value-type="float" office:value="0.91600000000000004">
            <text:p>0.92</text:p>
          </table:table-cell>
          <table:table-cell table:style-name="ACE-3" office:value-type="float" office:value="0.91600000000000004">
            <text:p>0.92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663</text:p>
          </table:table-cell>
          <table:table-cell table:style-name="ACE-3" office:value-type="float" office:value="41.192">
            <text:p>41.19</text:p>
          </table:table-cell>
          <table:table-cell table:style-name="ACE-3" office:value-type="float" office:value="-72.191999999999993">
            <text:p>−72.19</text:p>
          </table:table-cell>
          <table:table-cell table:style-name="ACE-0" office:value-type="float" office:value="6575">
            <text:p>65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8741">
            <text:p>−11.87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FieldEtal197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7434</text:p>
          </table:table-cell>
          <table:table-cell table:style-name="ACE-3" office:value-type="float" office:value="40.747999999999998">
            <text:p>40.75</text:p>
          </table:table-cell>
          <table:table-cell table:style-name="ACE-3" office:value-type="float" office:value="-72.447000000000003">
            <text:p>−72.45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3903">
            <text:p>−10.39</text:p>
          </table:table-cell>
          <table:table-cell table:style-name="ACE-3" office:value-type="float" office:value="0.79968743894099026">
            <text:p>0.80</text:p>
          </table:table-cell>
          <table:table-cell table:style-name="ACE-3" office:value-type="float" office:value="0.79968743894099026">
            <text:p>0.80</text:p>
          </table:table-cell>
          <table:table-cell table:style-name="ACE-0" office:value-type="string">
            <text:p>FieldEtal197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ong_Island-1</text:p>
          </table:table-cell>
          <table:table-cell table:style-name="ACE-3" office:value-type="float" office:value="41.023000000000003">
            <text:p>41.02</text:p>
          </table:table-cell>
          <table:table-cell table:style-name="ACE-3" office:value-type="float" office:value="-72.60299999999998">
            <text:p>−72.60</text:p>
          </table:table-cell>
          <table:table-cell table:style-name="ACE-0" office:value-type="float" office:value="7585">
            <text:p>75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975000000000001">
            <text:p>−16.98</text:p>
          </table:table-cell>
          <table:table-cell table:style-name="ACE-3" office:value-type="float" office:value="0.79200000000000004">
            <text:p>0.79</text:p>
          </table:table-cell>
          <table:table-cell table:style-name="ACE-3" office:value-type="float" office:value="0.79200000000000004">
            <text:p>0.79</text:p>
          </table:table-cell>
          <table:table-cell table:style-name="ACE-0" office:value-type="string">
            <text:p>FieldEtal197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4</text:p>
          </table:table-cell>
          <table:table-cell table:style-name="ACE-3" office:value-type="float" office:value="40.616999999999997">
            <text:p>40.62</text:p>
          </table:table-cell>
          <table:table-cell table:style-name="ACE-3" office:value-type="float" office:value="-73.382999999999996">
            <text:p>−73.38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585000000000001">
            <text:p>−10.59</text:p>
          </table:table-cell>
          <table:table-cell table:style-name="ACE-3" office:value-type="float" office:value="0.74329999999999996">
            <text:p>0.74</text:p>
          </table:table-cell>
          <table:table-cell table:style-name="ACE-3" office:value-type="float" office:value="0.74329999999999996">
            <text:p>0.74</text:p>
          </table:table-cell>
          <table:table-cell table:style-name="ACE-0" office:value-type="string">
            <text:p>PardiNewman198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5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6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83A&amp;B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579000000000004">
            <text:p>−5.96</text:p>
          </table:table-cell>
          <table:table-cell table:style-name="ACE-3" office:value-type="float" office:value="0.42213741838410862">
            <text:p>0.42</text:p>
          </table:table-cell>
          <table:table-cell table:style-name="ACE-3" office:value-type="float" office:value="0.42213741838410862">
            <text:p>0.4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84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850">
            <text:p>8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3">
            <text:p>−1.23</text:p>
          </table:table-cell>
          <table:table-cell table:style-name="ACE-3" office:value-type="float" office:value="0.54869999999999997">
            <text:p>0.55</text:p>
          </table:table-cell>
          <table:table-cell table:style-name="ACE-3" office:value-type="float" office:value="0.54869999999999997">
            <text:p>0.55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5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8.105">
            <text:p>−18.1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6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754999999999999">
            <text:p>−17.75</text:p>
          </table:table-cell>
          <table:table-cell table:style-name="ACE-3" office:value-type="float" office:value="0.82920000000000005">
            <text:p>0.83</text:p>
          </table:table-cell>
          <table:table-cell table:style-name="ACE-3" office:value-type="float" office:value="0.82920000000000005">
            <text:p>0.8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7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755000000000001">
            <text:p>−12.76</text:p>
          </table:table-cell>
          <table:table-cell table:style-name="ACE-3" office:value-type="float" office:value="0.81979999999999997">
            <text:p>0.82</text:p>
          </table:table-cell>
          <table:table-cell table:style-name="ACE-3" office:value-type="float" office:value="0.81979999999999997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9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805">
            <text:p>−19.80</text:p>
          </table:table-cell>
          <table:table-cell table:style-name="ACE-3" office:value-type="float" office:value="0.84419999999999995">
            <text:p>0.84</text:p>
          </table:table-cell>
          <table:table-cell table:style-name="ACE-3" office:value-type="float" office:value="0.84419999999999995">
            <text:p>0.8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95</text:p>
          </table:table-cell>
          <table:table-cell table:style-name="ACE-3" office:value-type="float" office:value="40.868000000000002">
            <text:p>40.87</text:p>
          </table:table-cell>
          <table:table-cell table:style-name="ACE-3" office:value-type="float" office:value="-73.793000000000006">
            <text:p>−73.79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06</text:p>
          </table:table-cell>
          <table:table-cell table:style-name="ACE-3" office:value-type="float" office:value="40.799999999999997">
            <text:p>40.80</text:p>
          </table:table-cell>
          <table:table-cell table:style-name="ACE-3" office:value-type="float" office:value="-73.799999999999997">
            <text:p>−73.80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505000000000001">
            <text:p>−15.51</text:p>
          </table:table-cell>
          <table:table-cell table:style-name="ACE-3" office:value-type="float" office:value="0.81740000000000002">
            <text:p>0.82</text:p>
          </table:table-cell>
          <table:table-cell table:style-name="ACE-3" office:value-type="float" office:value="0.81740000000000002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7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350000000000001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8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449999999999999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9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3499999999999996">
            <text:p>−0.83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077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7698">
            <text:p>−2.77</text:p>
          </table:table-cell>
          <table:table-cell table:style-name="ACE-3" office:value-type="float" office:value="0.42023802778901387">
            <text:p>0.42</text:p>
          </table:table-cell>
          <table:table-cell table:style-name="ACE-3" office:value-type="float" office:value="0.42023802778901387">
            <text:p>0.42</text:p>
          </table:table-cell>
          <table:table-cell table:style-name="ACE-0" office:value-type="string">
            <text:p>Redfield196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863A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99999999999999">
            <text:p>−1.19</text:p>
          </table:table-cell>
          <table:table-cell table:style-name="ACE-3" office:value-type="float" office:value="0.54179999999999995">
            <text:p>0.54</text:p>
          </table:table-cell>
          <table:table-cell table:style-name="ACE-3" office:value-type="float" office:value="0.54179999999999995">
            <text:p>0.54</text:p>
          </table:table-cell>
          <table:table-cell table:style-name="ACE-0" office:value-type="string">
            <text:p>Redfield196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943</text:p>
          </table:table-cell>
          <table:table-cell table:style-name="ACE-3" office:value-type="float" office:value="40.869999999999997">
            <text:p>40.87</text:p>
          </table:table-cell>
          <table:table-cell table:style-name="ACE-3" office:value-type="float" office:value="-73.790000000000006">
            <text:p>−73.79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8848">
            <text:p>−1.88</text:p>
          </table:table-cell>
          <table:table-cell table:style-name="ACE-3" office:value-type="float" office:value="0.15524174696260024">
            <text:p>0.16</text:p>
          </table:table-cell>
          <table:table-cell table:style-name="ACE-3" office:value-type="float" office:value="0.15524174696260024">
            <text:p>0.16</text:p>
          </table:table-cell>
          <table:table-cell table:style-name="ACE-0" office:value-type="string">
            <text:p>RedfieldRubin196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1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5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0">
          <table:table-cell table:number-columns-repeated="16" table:style-name="ACE-0"/>
          <table:table-cell table:number-columns-repeated="9" table:style-name="Gnumeric-default"/>
          <table:table-cell table:number-columns-repeated="231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7" gnm:cursor-row="8">
          <gnm:selection gnm:start-col="7" gnm:start-row="8" gnm:end-col="7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2T03:11:4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